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6d6" officeooo:paragraph-rsid="001b56d6"/>
    </style:style>
    <style:style style:name="T1" style:family="text">
      <style:text-properties officeooo:rsid="001d49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When we use “hazard”?</text:p>
      <text:p text:style-name="P1">-What are difference beetwen harm and hazard?</text:p>
      <text:p text:style-name="P1">-<text:span text:style-name="T1">Why can be confuse the therm?</text:span></text:p>
      <text:p text:style-name="P1">-<text:span text:style-name="T1">How a diccionary define hazard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0:46:45.784526098</meta:creation-date>
    <dc:date>2018-11-05T11:03:18.582901505</dc:date>
    <meta:editing-duration>PT6M2S</meta:editing-duration>
    <meta:editing-cycles>1</meta:editing-cycles>
    <meta:document-statistic meta:table-count="0" meta:image-count="0" meta:object-count="0" meta:page-count="1" meta:paragraph-count="4" meta:word-count="22" meta:character-count="129" meta:non-whitespace-character-count="111"/>
    <meta:generator>LibreOffice/6.0.6.2$Linux_X86_64 LibreOffice_project/00m0$Build-2</meta:generator>
  </office:meta>
</office:document-meta>
</file>